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svg:font-family="'Stone Sans'" style:font-family-generic="swiss" style:font-pitch="variable"/>
    <style:font-face style:name="Stone Sans Bold" svg:font-family="'Stone Sans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7076in" fo:margin-left="0.0181in" fo:margin-right="2.2035in" table:align="margins" style:writing-mode="lr-tb"/>
    </style:style>
    <style:style style:name="Table1.A" style:family="table-column">
      <style:table-column-properties style:column-width="1.5833in" style:rel-column-width="22041*"/>
    </style:style>
    <style:style style:name="Table1.B" style:family="table-column">
      <style:table-column-properties style:column-width="3.1243in" style:rel-column-width="43494*"/>
    </style:style>
    <style:style style:name="Table1.1" style:family="table-row">
      <style:table-row-properties fo:keep-together="auto"/>
    </style:style>
    <style:style style:name="Tab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4444in" fo:margin-left="0.0181in" fo:margin-right="0.4667in" table:align="margins" style:writing-mode="lr-tb"/>
    </style:style>
    <style:style style:name="Table3.A" style:family="table-column">
      <style:table-column-properties style:column-width="3.1771in" style:rel-column-width="32308*"/>
    </style:style>
    <style:style style:name="Table3.B" style:family="table-column">
      <style:table-column-properties style:column-width="3.2674in" style:rel-column-width="33227*"/>
    </style:style>
    <style:style style:name="Table3.1" style:family="table-row">
      <style:table-row-properties style:min-row-height="0.1917in" fo:keep-together="always"/>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3597in" fo:margin-left="0.0181in" fo:margin-right="0.5514in" table:align="margins" style:writing-mode="lr-tb"/>
    </style:style>
    <style:style style:name="Table4.A" style:family="table-column">
      <style:table-column-properties style:column-width="1.375in" style:rel-column-width="14168*"/>
    </style:style>
    <style:style style:name="Table4.B" style:family="table-column">
      <style:table-column-properties style:column-width="4.9847in" style:rel-column-width="51367*"/>
    </style:style>
    <style:style style:name="Table4.1" style:family="table-row">
      <style:table-row-properties fo:keep-together="auto"/>
    </style:style>
    <style:style style:name="Table4.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style:snap-to-layout-grid="false"/>
      <style:text-properties fo:font-size="10pt" style:font-size-asian="10pt"/>
    </style:style>
    <style:style style:name="P3" style:family="paragraph" style:parent-style-name="Standard">
      <style:paragraph-properties style:snap-to-layout-grid="false"/>
      <style:text-properties fo:language="de" fo:country="CH"/>
    </style:style>
    <style:style style:name="P4" style:family="paragraph" style:parent-style-name="Header">
      <style:paragraph-properties>
        <style:tab-stops/>
      </style:paragraph-properties>
    </style:style>
    <style:style style:name="P5" style:family="paragraph" style:parent-style-name="Standard" style:list-style-name="WW8Num11"/>
    <style:style style:name="P6" style:family="paragraph" style:parent-style-name="Title" style:master-page-name="First_20_Page">
      <style:paragraph-properties style:page-number="auto"/>
    </style:style>
    <style:style style:name="T1" style:family="text">
      <style:text-properties style:font-name="Arial1"/>
    </style:style>
    <style:style style:name="T2" style:family="text">
      <style:text-properties fo:color="#ff0000"/>
    </style:style>
    <style:style style:name="T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Title"/>
      <text:p text:style-name="Title"/>
      <text:p text:style-name="Title"/>
      <text:p text:style-name="Title"/>
      <text:p text:style-name="Title">yafra.org</text:p>
      <text:p text:style-name="Title"/>
      <text:p text:style-name="Title">Development</text:p>
      <text:p text:style-name="Title">Setup Guide</text:p>
      <text:p text:style-name="Subtitle"/>
      <text:p text:style-name="Subtitle">Author: Yafra.org</text:p>
      <text:p text:style-name="Subtitle">Revision 1.0</text:p>
      <text:h text:style-name="Heading_20_1" text:outline-level="1">Overview</text:h>
      <text:p text:style-name="Standard">Mini setup documentation on development environment. Please see the online documentation on:</text:p>
      <text:p text:style-name="Standard"><text:a xlink:type="simple" xlink:href="https://sourceforge.net/apps/trac/yafra/wiki/build">https://sourceforge.net/apps/trac/yafra/wiki/build</text:a></text:p>
      <text:h text:style-name="Heading_20_2" text:outline-level="2">License</text:h>
      <text:p text:style-name="Standard"/>
      <text:p text:style-name="Standard"># </text:p>
      <text:p text:style-name="Standard"># <text:s/>Copyright 2012 yafra.org </text:p>
      <text:p text:style-name="Standard"># </text:p>
      <text:p text:style-name="Standard"># <text:s/>Licensed under the Apache License, Version 2.0 (the "License"); </text:p>
      <text:p text:style-name="Standard"># <text:s/>you may not use this file except in compliance with the License. </text:p>
      <text:p text:style-name="Standard"># <text:s/>You may obtain a copy of the License at </text:p>
      <text:p text:style-name="Standard"># </text:p>
      <text:p text:style-name="Standard"># <text:s text:c="5"/>http://www.apache.org/licenses/LICENSE-2.0 </text:p>
      <text:p text:style-name="Standard"># </text:p>
      <text:p text:style-name="Standard"># <text:s/>Unless required by applicable law or agreed to in writing, software </text:p>
      <text:p text:style-name="Standard"># <text:s/>distributed under the License is distributed on an "AS IS" BASIS, </text:p>
      <text:p text:style-name="Standard"># <text:s/>WITHOUT WARRANTIES OR CONDITIONS OF ANY KIND, either express or implied. </text:p>
      <text:p text:style-name="Standard"># <text:s/>See the License for the specific language governing permissions and </text:p>
      <text:p text:style-name="Standard"># <text:s/>limitations under the License. </text:p>
      <text:p text:style-name="Standard"># </text:p>
      <text:p text:style-name="Standard"/>
      <text:p text:style-name="Standard">travel database (travelDB/tdb) is an example provided yafra.org .</text:p>
      <text:p text:style-name="Standard"/>
      <text:p text:style-name="Standard">This software is the classic part of travel database and only this “classic” part is under Apache License. Other software components from TDB are under other licenses.</text:p>
      <text:h text:style-name="Heading_20_2" text:outline-level="2">Namespace</text:h>
      <table:table table:name="Table1" table:style-name="Table1">
        <table:table-column table:style-name="Table1.A"/>
        <table:table-column table:style-name="Table1.B"/>
        <table:table-row table:style-name="Table1.1">
          <table:table-cell table:style-name="Table1.A1" office:value-type="string">
            <text:p text:style-name="P1">Abbreviation</text:p>
          </table:table-cell>
          <table:table-cell table:style-name="Table1.B1" office:value-type="string">
            <text:p text:style-name="P1">Meaning</text:p>
          </table:table-cell>
        </table:table-row>
        <table:table-row table:style-name="Table1.1">
          <table:table-cell table:style-name="Table1.A4" office:value-type="string">
            <text:p text:style-name="P1">PS or PISO</text:p>
          </table:table-cell>
          <table:table-cell table:style-name="Table1.B4" office:value-type="string">
            <text:p text:style-name="P1"><text:span text:style-name="T2">P</text:span>ortable <text:span text:style-name="T2">I</text:span>nternet <text:span text:style-name="T2">So</text:span>ftware</text:p>
          </table:table-cell>
        </table:table-row>
        <table:table-row table:style-name="Table1.1">
          <table:table-cell table:style-name="Table1.A4" office:value-type="string">
            <text:p text:style-name="P1">MP or MAPO</text:p>
          </table:table-cell>
          <table:table-cell table:style-name="Table1.B4" office:value-type="string">
            <text:p text:style-name="P1"><text:span text:style-name="T2">Ma</text:span>nage &amp; <text:span text:style-name="T2">P</text:span>rocess <text:span text:style-name="T2">O</text:span>perations</text:p>
          </table:table-cell>
        </table:table-row>
        <table:table-row table:style-name="Table1.1">
          <table:table-cell table:style-name="Table1.A4" office:value-type="string">
            <text:p text:style-name="P1">tdb</text:p>
          </table:table-cell>
          <table:table-cell table:style-name="Table1.B4" office:value-type="string">
            <text:p text:style-name="P1"><text:span text:style-name="T2">t</text:span>ravel<text:span text:style-name="T2">DB</text:span></text:p>
          </table:table-cell>
        </table:table-row>
      </table:table>
      <text:p text:style-name="Standard"/>
      <text:h text:style-name="Heading_20_2" text:outline-level="2">Setup of this document</text:h>
      <text:p text:style-name="Standard">This document addresses the administration (including installation and distribution) and the development guidelines for the travelDB.</text:p>
      <text:p text:style-name="Standard"/>
      <text:p text:style-name="Standard">The main chapters are administration and development.</text:p>
      <text:h text:style-name="Heading_20_2" text:outline-level="2">Copyright – license agreements</text:h>
      <text:p text:style-name="Standard">Everything related to the travelDB (also knows under the namespaces of PS, PISO, MP, MAPO), including source codes, documentations and similar is part of the travelDB license agreement and under copyright of yafra.org.</text:p>
      <text:p text:style-name="Standard"/>
      <text:p text:style-name="Standard"/>
      <text:h text:style-name="Heading_20_1" text:outline-level="1">administration</text:h>
      <text:h text:style-name="Heading_20_2" text:outline-level="2">Prerequisite</text:h>
      <text:p text:style-name="Standard">Add yafra profile to your system environment. Under unix this is done by adding it to /etc/profile</text:p>
      <text:p text:style-name="Standard">Run the defaults/scripts/profile-create-dirs.sh script to create environment directories.</text:p>
      <text:p text:style-name="Standard"/>
      <text:p text:style-name="Standard">Use unix “ldd” to see shared libraries in binary/exe</text:p>
      <text:h text:style-name="Heading_20_3" text:outline-level="3">Development</text:h>
      <text:p text:style-name="Standard">igher</text:p>
      <text:h text:style-name="Heading_20_3" text:outline-level="3">Release</text:h>
      <text:p text:style-name="Standard">igher</text:p>
      <text:h text:style-name="Heading_20_2" text:outline-level="2">Environment for the classic application</text:h>
      <text:h text:style-name="Heading_20_3" text:outline-level="3">Software needed</text:h>
      <text:p text:style-name="Standard">Windows XP or higher:</text:p>
      <text:p text:style-name="Standard">Cygwin</text:p>
      <text:p text:style-name="Standard">Eclipse or Textpad editors</text:p>
      <text:p text:style-name="Standard"/>
      <text:p text:style-name="Standard">Linux:</text:p>
      <text:p text:style-name="Standard">GCC compiler packages including other development tools like make</text:p>
      <text:p text:style-name="Standard">Eclipse</text:p>
      <text:p text:style-name="Standard"/>
      <text:p text:style-name="Standard">on both:</text:p>
      <text:p text:style-name="Standard">Oracle instant client, SQL C library, Mysql C library</text:p>
      <text:p text:style-name="Standard">make sure you have libxml2</text:p>
      <text:p text:style-name="Standard">if you wish to build the alpha prototype of GTK client you need GTK libraries</text:p>
      <text:p text:style-name="Standard"/>
      <text:p text:style-name="Standard">Setup:</text:p>
      <text:p text:style-name="Standard">Within eclipse make New-&gt;CVS-&gt;checkout from repository. Checkout foundation/ansic as psansiclibs and mapo/source as mpclassic. Adjust the Eclipse environment per project to set the correct environment variables to your directories.</text:p>
      <text:p text:style-name="Standard"/>
      <text:p text:style-name="Standard">Some environmental setup:</text:p>
      <text:list xml:id="list1690991379" text:style-name="WW8Num11">
        <text:list-item>
          <text:p text:style-name="P5">Set Include path of foundation/ansic/include and pkg-config –cflags gdk-2.0 includes in VS.NET options globally</text:p>
        </text:list-item>
        <text:list-item>
          <text:p text:style-name="P5">Set lib path to work/libs and pkg-config –libs gdk-2.0 lib path (not the libs itself)</text:p>
        </text:list-item>
        <text:list-item>
          <text:p text:style-name="P5">Set HOME, HOMEDRIVE, HOMEPATH to your home directory</text:p>
        </text:list-item>
        <text:list-item>
          <text:p text:style-name="P5">Install .profile to your home and customize it</text:p>
        </text:list-item>
        <text:list-item>
          <text:p text:style-name="P5">Set tab to 3 in all your editors (VS.NET, Textpad, SourceNavigator)</text:p>
        </text:list-item>
        <text:list-item>
          <text:p text:style-name="P5">Set in .profile OSHARED, ODEBUG as used</text:p>
        </text:list-item>
        <text:list-item>
          <text:p text:style-name="P5">Set in VS.NET projects in the project properties for the preprocessor the defines ps_win, ps_winnt, DEBUG or PS_SHAREDLIB=1 or PS_SHAREDLIB=2</text:p>
        </text:list-item>
        <text:list-item>
          <text:p text:style-name="P5">Set the project properties Output and Intermediat directory to x:\work\obj\vsnet\Debug or Prod</text:p>
        </text:list-item>
        <text:list-item>
          <text:p text:style-name="P5">Set VS.NET linker input additional dependencies to pssys.lib, …</text:p>
        </text:list-item>
      </text:list>
      <text:p text:style-name="Standard"/>
      <text:p text:style-name="Standard">database settings:</text:p>
      <table:table table:name="Table3" table:style-name="Table3">
        <table:table-column table:style-name="Table3.A"/>
        <table:table-column table:style-name="Table3.B"/>
        <table:table-row table:style-name="Table3.1">
          <table:table-cell table:style-name="Table3.A1" office:value-type="string">
            <text:p text:style-name="P2">ODBC</text:p>
          </table:table-cell>
          <table:table-cell table:style-name="Table3.B1" office:value-type="string">
            <text:p text:style-name="P2">MPDBODBC=1</text:p>
          </table:table-cell>
        </table:table-row>
        <table:table-row table:style-name="Table3.1">
          <table:table-cell table:style-name="Table3.A1" office:value-type="string">
            <text:p text:style-name="P2">OCI</text:p>
          </table:table-cell>
          <table:table-cell table:style-name="Table3.B1" office:value-type="string">
            <text:p text:style-name="P2"/>
          </table:table-cell>
        </table:table-row>
        <text:soft-page-break/>
        <table:table-row table:style-name="Table3.1">
          <table:table-cell table:style-name="Table3.A1" office:value-type="string">
            <text:p text:style-name="P2">Oracle ProC</text:p>
          </table:table-cell>
          <table:table-cell table:style-name="Table3.B1" office:value-type="string">
            <text:p text:style-name="P2"/>
          </table:table-cell>
        </table:table-row>
        <table:table-row table:style-name="Table3.1">
          <table:table-cell table:style-name="Table3.A1" office:value-type="string">
            <text:p text:style-name="P2">DB-Library SQLServer</text:p>
          </table:table-cell>
          <table:table-cell table:style-name="Table3.B1" office:value-type="string">
            <text:p text:style-name="P2">MPDBMSSQL=1</text:p>
          </table:table-cell>
        </table:table-row>
        <table:table-row table:style-name="Table3.1">
          <table:table-cell table:style-name="Table3.A1" office:value-type="string">
            <text:p text:style-name="P2">MySQL</text:p>
          </table:table-cell>
          <table:table-cell table:style-name="Table3.B1" office:value-type="string">
            <text:p text:style-name="P2">MPDBMYSQL=1</text:p>
          </table:table-cell>
        </table:table-row>
      </table:table>
      <text:p text:style-name="P4"/>
      <text:p text:style-name="Header">export OMANUAL=</text:p>
      <text:p text:style-name="Header">export OSHARED=</text:p>
      <text:p text:style-name="Header">export OUSESHARED=</text:p>
      <text:p text:style-name="P4">export ODEBUG=1</text:p>
      <text:p text:style-name="P4"/>
      <text:p text:style-name="Standard">GTK naming conventions:</text:p>
      <text:p text:style-name="Standard">Naming conventiosn general:</text:p>
      <text:p text:style-name="Standard">GUI object _ DB object _ name</text:p>
      <text:p text:style-name="Standard"/>
      <text:p text:style-name="Standard">GUI objects:</text:p>
      <table:table table:name="Table4" table:style-name="Table4">
        <table:table-column table:style-name="Table4.A"/>
        <table:table-column table:style-name="Table4.B"/>
        <table:table-row table:style-name="Table4.1">
          <table:table-cell table:style-name="Table4.A1" office:value-type="string">
            <text:p text:style-name="P1">Abbreviation</text:p>
          </table:table-cell>
          <table:table-cell table:style-name="Table4.B1" office:value-type="string">
            <text:p text:style-name="P1">Meaning</text:p>
          </table:table-cell>
        </table:table-row>
        <table:table-row table:style-name="Table4.1">
          <table:table-cell table:style-name="Table4.A7" office:value-type="string">
            <text:p text:style-name="P1">mb</text:p>
          </table:table-cell>
          <table:table-cell table:style-name="Table4.B7" office:value-type="string">
            <text:p text:style-name="P1">Menu</text:p>
          </table:table-cell>
        </table:table-row>
        <table:table-row table:style-name="Table4.1">
          <table:table-cell table:style-name="Table4.A7" office:value-type="string">
            <text:p text:style-name="P1">c</text:p>
          </table:table-cell>
          <table:table-cell table:style-name="Table4.B7" office:value-type="string">
            <text:p text:style-name="P1">Checkbox / checktoggle</text:p>
          </table:table-cell>
        </table:table-row>
        <table:table-row table:style-name="Table4.1">
          <table:table-cell table:style-name="Table4.A7" office:value-type="string">
            <text:p text:style-name="P3">l</text:p>
          </table:table-cell>
          <table:table-cell table:style-name="Table4.B7" office:value-type="string">
            <text:p text:style-name="P3">Label</text:p>
          </table:table-cell>
        </table:table-row>
        <table:table-row table:style-name="Table4.1">
          <table:table-cell table:style-name="Table4.A7" office:value-type="string">
            <text:p text:style-name="P3">b</text:p>
          </table:table-cell>
          <table:table-cell table:style-name="Table4.B7" office:value-type="string">
            <text:p text:style-name="P3">Button</text:p>
          </table:table-cell>
        </table:table-row>
        <table:table-row table:style-name="Table4.1">
          <table:table-cell table:style-name="Table4.A7" office:value-type="string">
            <text:p text:style-name="P3">e</text:p>
          </table:table-cell>
          <table:table-cell table:style-name="Table4.B7" office:value-type="string">
            <text:p text:style-name="P1">Text entry</text:p>
          </table:table-cell>
        </table:table-row>
        <table:table-row table:style-name="Table4.1">
          <table:table-cell table:style-name="Table4.A7" office:value-type="string">
            <text:p text:style-name="P1">t</text:p>
          </table:table-cell>
          <table:table-cell table:style-name="Table4.B7" office:value-type="string">
            <text:p text:style-name="P1">toggles</text:p>
          </table:table-cell>
        </table:table-row>
      </table:table>
      <text:p text:style-name="Standard"/>
      <text:p text:style-name="Standard"/>
      <text:p text:style-name="Standard">Old <text:s/>readme text:</text:p>
      <text:p text:style-name="Standard">This software is provided 'as-is', without any express or implied warranty.</text:p>
      <text:p text:style-name="Standard">In no event will the authors be held liable for any damages arising from the use</text:p>
      <text:p text:style-name="Standard">of this software.</text:p>
      <text:p text:style-name="Standard"/>
      <text:p text:style-name="Standard">table of content:</text:p>
      <text:p text:style-name="Standard">1) Overview</text:p>
      <text:p text:style-name="Standard">2) GUI Gtk</text:p>
      <text:p text:style-name="Standard">3) GUI X11</text:p>
      <text:p text:style-name="Standard">4) Server</text:p>
      <text:p text:style-name="Standard">5) Outputs</text:p>
      <text:p text:style-name="Standard">6) Database</text:p>
      <text:p text:style-name="Standard"/>
      <text:p text:style-name="Standard">-----------------------------------------------------------------------------------</text:p>
      <text:p text:style-name="Standard"/>
      <text:p text:style-name="Standard">1) Overview</text:p>
      <text:p text:style-name="Standard"/>
      <text:p text:style-name="Standard">MARCO POLO TO needs the following software to be installed rigth after you read this:</text:p>
      <text:p text:style-name="Standard"/>
      <text:p text:style-name="Standard">- X11 Server for windows. Get www.cygwin.com or www.startnet.com or www.exceed.com</text:p>
      <text:p text:style-name="Standard">- Oracle 8.1.7 as standard edition</text:p>
      <text:p text:style-name="Standard"/>
      <text:p text:style-name="Standard">Please check that Oracle 8.1.7 Database is installed correctly and is in your</text:p>
      <text:p text:style-name="Standard">PATH. Also check that you have a running X11 Server.</text:p>
      <text:p text:style-name="Standard"/>
      <text:p text:style-name="Standard">On setting up those software, please read the manuals of them.</text:p>
      <text:p text:style-name="Standard"/>
      <text:p text:style-name="Standard"/>
      <text:p text:style-name="Standard">2) GUI Gtk</text:p>
      <text:p text:style-name="Standard"/>
      <text:p text:style-name="Standard">This user interface is build upon www.gtk.org. Other software build on this toolkit</text:p>
      <text:p text:style-name="Standard">is for example Mozilla, Gnome Desktop, Gimp.</text:p>
      <text:p text:style-name="Standard"/>
      <text:p text:style-name="Standard"><text:soft-page-break/>If you install only this client, then check that you have the Oracle 8.1.7</text:p>
      <text:p text:style-name="Standard">client installed with a correct setup of the TNS Names to the MARCO POLO database.</text:p>
      <text:p text:style-name="Standard"/>
      <text:p text:style-name="Standard">3) GUI X11</text:p>
      <text:p text:style-name="Standard"/>
      <text:p text:style-name="Standard">This user interface is build with OSF Motif 1.2 with X11R6. It needs a /etc/mpgui.pro</text:p>
      <text:p text:style-name="Standard">or a $HOME/.mpgui which holds the db name, db user and password.</text:p>
      <text:p text:style-name="Standard"/>
      <text:p text:style-name="Standard">If you install only the X11 GUI client, then check that you have the Oracle 8.1.7</text:p>
      <text:p text:style-name="Standard">client installed with a correct setup of the TNS Names to the MARCO POLO database.</text:p>
      <text:p text:style-name="Standard"/>
      <text:p text:style-name="Standard">4) Server</text:p>
      <text:p text:style-name="Standard"/>
      <text:p text:style-name="Standard">The server is a pure fork() server which deals with the data. Start it with -debug to</text:p>
      <text:p text:style-name="Standard">test or with -daemon to run in backgroup. -kill stops the background server.</text:p>
      <text:p text:style-name="Standard"/>
      <text:p text:style-name="Standard">5) Outputs</text:p>
      <text:p text:style-name="Standard"/>
      <text:p text:style-name="Standard"/>
      <text:p text:style-name="Standard">6) Database</text:p>
      <text:p text:style-name="Standard"/>
      <text:p text:style-name="Standard">The database schema is loaded as user ROOT. Every SQL statement should take care about</text:p>
      <text:p text:style-name="Standard">synonyms. Please use select * from root.xy !</text:p>
      <text:p text:style-name="Standard"/>
      <text:p text:style-name="Standard">If you install the Oracle 8.1.7 and the Oracle Internet Developer 6i, then you have</text:p>
      <text:p text:style-name="Standard">to install them in seperate ORACLE_HOMEs !! The db-setup-wizard will work only if</text:p>
      <text:p text:style-name="Standard">the Oracle 8.1.7 is the first in the PATH environment variable ! else you will</text:p>
      <text:p text:style-name="Standard">get errors with sqlplus.</text:p>
      <text:h text:style-name="Heading_20_2" text:outline-level="2">Environment for the .net application</text:h>
      <text:h text:style-name="Heading_20_3" text:outline-level="3">Software needed</text:h>
      <text:p text:style-name="Standard">Windows XP or higher:</text:p>
      <text:p text:style-name="Standard">Microsoft Visual Studio .NET Express Edition</text:p>
      <text:p text:style-name="Standard">WinCVS</text:p>
      <text:p text:style-name="Standard">Oracle or Mysql .net connectors (SQL Server is already available within VS.NET)</text:p>
      <text:p text:style-name="Standard"/>
      <text:p text:style-name="Standard">Setup:</text:p>
      <text:p text:style-name="Standard">Checkout the source into a directory and direct your VS.NET to it.</text:p>
      <text:p text:style-name="Standard"/>
      <text:h text:style-name="Heading_20_2" text:outline-level="2">Environment for the java application</text:h>
      <text:h text:style-name="Heading_20_3" text:outline-level="3">Software needed</text:h>
      <text:p text:style-name="Standard">Windows XP or higher / Linux:</text:p>
      <text:p text:style-name="Standard"/>
      <text:p text:style-name="Standard">Eclipse</text:p>
      <text:p text:style-name="Standard">JDK 5 or higher</text:p>
      <text:p text:style-name="Standard"/>
      <text:p text:style-name="Standard">to use the traditional JAVA client/server you would need:</text:p>
      <text:p text:style-name="Standard">Borland Jbuilder ($)</text:p>
      <text:p text:style-name="Standard">IONA Orbix 2000 Java ($)</text:p>
      <text:p text:style-name="Standard"/>
      <text:p text:style-name="Standard">Setup:</text:p>
      <text:p text:style-name="Standard"><text:soft-page-break/>Eclipse install modules SVN including connector, BIRD reporting, Clay</text:p>
      <text:p text:style-name="Standard"/>
      <text:p text:style-name="Standard">Check out projects with New-&gt;CVS-&gt;Project from CVS</text:p>
      <text:p text:style-name="Standard">/mapo/source as mpclassic</text:p>
      <text:p text:style-name="Standard">/mapo/java as mpjava</text:p>
      <text:p text:style-name="Standard">/mapo/db as tdb (needs clay module)</text:p>
      <text:p text:style-name="Standard">/foundation/ansic as psansiclibs</text:p>
      <text:p text:style-name="Standard">/foundation/java as psjava</text:p>
      <text:p text:style-name="Standard"/>
      <text:p text:style-name="Standard"/>
      <text:p text:style-name="Standard">old java readme:</text:p>
      <text:p text:style-name="Standard">This software is under the copyright of Apache Software License</text:p>
      <text:p text:style-name="Standard"/>
      <text:p text:style-name="Standard">table of content:</text:p>
      <text:p text:style-name="Standard">1) Overview</text:p>
      <text:p text:style-name="Standard">2) GUI Booker</text:p>
      <text:p text:style-name="Standard">3) GUI Admin</text:p>
      <text:p text:style-name="Standard">4) Server</text:p>
      <text:p text:style-name="Standard">5) Outputs</text:p>
      <text:p text:style-name="Standard">6) Database</text:p>
      <text:p text:style-name="Standard">7) Tools</text:p>
      <text:p text:style-name="Standard"/>
      <text:p text:style-name="Standard">-----------------------------------------------------------------------------------</text:p>
      <text:p text:style-name="Standard"/>
      <text:p text:style-name="Standard">1) Overview</text:p>
      <text:p text:style-name="Standard"/>
      <text:p text:style-name="Standard">MARCO POLO Java needs the following software to be installed rigth after you read this:</text:p>
      <text:p text:style-name="Standard"/>
      <text:p text:style-name="Standard">- Java Runtime Environment (JRE) 1.3 or higher</text:p>
      <text:p text:style-name="Standard">- Oracle 8.1.7 as standard edition with oci installed</text:p>
      <text:p text:style-name="Standard"/>
      <text:p text:style-name="Standard">On setting up those software, please read the manuals of them.</text:p>
      <text:p text:style-name="Standard"/>
      <text:p text:style-name="Standard">You have to put the JRE and Oracle into your System PATH environment. Also</text:p>
      <text:p text:style-name="Standard">you need to setup the JAVA_HOME environment variable.</text:p>
      <text:p text:style-name="Standard"/>
      <text:p text:style-name="Standard">You have to setup the database as mentioned under point 6 and 7 later.</text:p>
      <text:p text:style-name="Standard"/>
      <text:p text:style-name="Standard">2) GUI Booker</text:p>
      <text:p text:style-name="Standard"/>
      <text:p text:style-name="Standard">This is the booking GUI for making reservations.</text:p>
      <text:p text:style-name="Standard"/>
      <text:p text:style-name="Standard">3) GUI Admin</text:p>
      <text:p text:style-name="Standard"/>
      <text:p text:style-name="Standard">This standalone JAVA GUI is for administration of the MARCO POLO database and</text:p>
      <text:p text:style-name="Standard">core data. You can also add new users with this GUI.</text:p>
      <text:p text:style-name="Standard"/>
      <text:p text:style-name="Standard">4) Server</text:p>
      <text:p text:style-name="Standard"/>
      <text:p text:style-name="Standard">The server is for the GUI Booker and is build with IONA CORBA.</text:p>
      <text:p text:style-name="Standard"/>
      <text:p text:style-name="Standard">5) Outputs</text:p>
      <text:p text:style-name="Standard"/>
      <text:p text:style-name="Standard">You need the Oracle Reporter 6i runtime installation.</text:p>
      <text:p text:style-name="Standard"/>
      <text:p text:style-name="Standard">If you install the Oracle 8.1.7 and the Oracle Internet Developer 6i, then you have</text:p>
      <text:p text:style-name="Standard"><text:soft-page-break/>to install them in seperate ORACLE_HOMEs !!</text:p>
      <text:p text:style-name="Standard"/>
      <text:p text:style-name="Standard">6) Database</text:p>
      <text:p text:style-name="Standard"/>
      <text:p text:style-name="Standard">The database schema is loaded as user ROOT. Every SQL statement should take care about</text:p>
      <text:p text:style-name="Standard">synonyms. Please use select * from root.xy !</text:p>
      <text:p text:style-name="Standard"/>
      <text:p text:style-name="Standard">7) Tools</text:p>
      <text:p text:style-name="Standard"/>
      <text:p text:style-name="Standard">The db-setup-wizard will work only if the Oracle 8.1.7 is the first in the PATH</text:p>
      <text:p text:style-name="Standard">environment variable ! else you will get errors with sqlpl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Stone Sans" svg:font-family="'Stone Sans'" style:font-family-generic="swiss" style:font-pitch="variable"/>
    <style:font-face style:name="Stone Sans Bold" svg:font-family="'Stone Sans 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de" fo:country="D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break-before="page" fo:keep-with-next="always"/>
      <style:text-properties fo:text-transform="uppercase" fo:font-size="20pt" fo:font-weight="bold" style:letter-kerning="true" style:font-size-asian="20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8pt" fo:font-weight="bold" style:font-size-asian="18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4pt" fo:font-weight="bold" style:font-size-asian="14pt" style:font-weight-asian="bold"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Stone Sans Bold" fo:font-size="13pt" fo:font-style="italic" style:font-size-asian="13pt" style:font-style-asian="italic"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Stone Sans Bold" fo:font-size="12pt" style:font-size-asian="12pt"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Stone Sans 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10pt" style:font-size-asian="10pt" style:font-name-complex="Arial1" style:font-size-complex="11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Subtitle" style:family="paragraph" style:parent-style-name="Standard" style:next-style-name="Text_20_body" style:class="chapter">
      <style:paragraph-properties fo:margin-top="0in" fo:margin-bottom="0.0417in" fo:text-align="center" style:justify-single-word="false"/>
      <style:text-properties fo:font-size="12pt" style:font-size-asian="12pt" style:font-name-complex="Arial1" style:font-size-complex="12pt"/>
    </style:style>
    <style:style style:name="Title" style:family="paragraph" style:parent-style-name="Standard" style:next-style-name="Subtitle" style:class="chapter">
      <style:paragraph-properties fo:margin-top="0.1665in" fo:margin-bottom="0.0417in" fo:text-align="center" style:justify-single-word="false"/>
      <style:text-properties fo:color="#0000ff" fo:font-size="24pt" fo:font-weight="bold" style:letter-kerning="true" style:font-size-asian="24pt" style:font-weight-asian="bold" style:font-name-complex="Arial1" style:font-size-complex="16pt" style:font-weight-complex="bold"/>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Stone Sans" style:text-underline-style="solid" style:text-underline-width="auto" style:text-underline-color="font-color"/>
    </style:style>
    <style:style style:name="Page_20_Number" style:display-name="Page Number" style:family="text" style:parent-style-name="Default_20_Paragraph_20_Font">
      <style:text-properties style:font-name="Stone Sans"/>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Times New Roman"/>
      </text:list-level-style-bullet>
      <text:list-level-style-bullet text:level="2" text:style-name="WW8Num11z1" text:bullet-char="o">
        <style:list-level-properties text:space-before="0.75in" text:min-label-width="0.25in"/>
        <style:text-properties style:font-name="Courier New1"/>
      </text:list-level-style-bullet>
      <text:list-level-style-bullet text:level="3" text:style-name="WW8Num11z2"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1"/>
      </text:list-level-style-bullet>
      <text:list-level-style-bullet text:level="6" text:style-name="WW8Num11z2"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1"/>
      </text:list-level-style-bullet>
      <text:list-level-style-bullet text:level="9" text:style-name="WW8Num1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style:font-name="Courier New1"/>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1"/>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1"/>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Symbol"/>
      </text:list-level-style-bullet>
      <text:list-level-style-bullet text:level="2" text:style-name="WW8Num13z1" text:bullet-char="o">
        <style:list-level-properties text:space-before="0.75in" text:min-label-width="0.25in"/>
        <style:text-properties style:font-name="Courier New1"/>
      </text:list-level-style-bullet>
      <text:list-level-style-bullet text:level="3" text:style-name="WW8Num13z2" text:bullet-char="">
        <style:list-level-properties text:space-before="1.25in" text:min-label-width="0.25in"/>
        <style:text-properties style:font-name="Wingdings"/>
      </text:list-level-style-bullet>
      <text:list-level-style-bullet text:level="4" text:style-name="WW8Num13z0" text:bullet-char="">
        <style:list-level-properties text:space-before="1.75in" text:min-label-width="0.25in"/>
        <style:text-properties style:font-name="Symbol"/>
      </text:list-level-style-bullet>
      <text:list-level-style-bullet text:level="5" text:style-name="WW8Num13z1" text:bullet-char="o">
        <style:list-level-properties text:space-before="2.25in" text:min-label-width="0.25in"/>
        <style:text-properties style:font-name="Courier New1"/>
      </text:list-level-style-bullet>
      <text:list-level-style-bullet text:level="6" text:style-name="WW8Num13z2" text:bullet-char="">
        <style:list-level-properties text:space-before="2.75in" text:min-label-width="0.25in"/>
        <style:text-properties style:font-name="Wingdings"/>
      </text:list-level-style-bullet>
      <text:list-level-style-bullet text:level="7" text:style-name="WW8Num13z0" text:bullet-char="">
        <style:list-level-properties text:space-before="3.25in" text:min-label-width="0.25in"/>
        <style:text-properties style:font-name="Symbol"/>
      </text:list-level-style-bullet>
      <text:list-level-style-bullet text:level="8" text:style-name="WW8Num13z1" text:bullet-char="o">
        <style:list-level-properties text:space-before="3.75in" text:min-label-width="0.25in"/>
        <style:text-properties style:font-name="Courier New1"/>
      </text:list-level-style-bullet>
      <text:list-level-style-bullet text:level="9" text:style-name="WW8Num13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1"/>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1"/>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1"/>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Arial1"/>
    </style:style>
    <style:style style:name="MT2" style:family="text"/>
    <style:page-layout style:name="Mpm1">
      <style:page-layout-properties fo:page-width="8.2681in" fo:page-height="11.6929in" style:num-format="1" style:print-orientation="portrait" fo:margin-top="0.3937in" fo:margin-bottom="0.5909in" fo:margin-left="0.6693in" fo:margin-right="0.6693in" style:writing-mode="lr-tb" style:layout-grid-color="#c0c0c0" style:layout-grid-lines="56" style:layout-grid-base-height="0.1528in" style:layout-grid-ruby-height="0.036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2681in" fo:page-height="11.6929in" style:num-format="1" style:print-orientation="portrait" fo:margin-top="0.7083in" fo:margin-bottom="0.7083in" fo:margin-left="0.6693in" fo:margin-right="0.6693in" style:writing-mode="lr-tb" style:layout-grid-color="#c0c0c0" style:layout-grid-lines="53" style:layout-grid-base-height="0.1528in" style:layout-grid-ruby-height="0.036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ravelDB <text:tab/><text:tab/>Administration &amp; Development Guide</text:p>
      </style:header>
      <style:footer>
        <text:p text:style-name="Footer">© yafra.org<text:tab/>Author: <text:a xlink:type="simple" xlink:href="mailto:martin@nissle.ch"><text:span text:style-name="Internet_20_link"><text:span text:style-name="MT1">info@yafra.org</text:span></text:span></text:a><text:tab/>Page: <text:span text:style-name="Page_20_Number"><text:page-number text:select-page="current">7</text:page-number></text:span><text:span text:style-name="Page_20_Number"> / </text:span><text:span text:style-name="Page_20_Number"><text:page-count style:num-format="1">7</text:page-count></text:span></text:p>
        <text:p text:style-name="Footer"><text:span text:style-name="Page_20_Number">Revision: 1.0</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2-06-30T00:46:35</meta:creation-date>
    <meta:editing-cycles>1</meta:editing-cycles>
    <meta:editing-duration>P0D</meta:editing-duration>
    <dc:description>yafra.org</dc:description>
    <dc:title>travel database setup</dc:title>
    <meta:document-statistic meta:table-count="3" meta:image-count="0" meta:object-count="0" meta:page-count="7" meta:paragraph-count="207" meta:word-count="1250" meta:character-count="7800" meta:non-whitespace-character-count="6734"/>
    <meta:user-defined meta:name="Info 1"/>
    <meta:user-defined meta:name="Info 2"/>
    <meta:user-defined meta:name="Info 3"/>
    <meta:user-defined meta:name="Info 4"/>
  </office:meta>
</office:document-meta>
</file>